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136200001B66B4D822C04FB64BA7.png" manifest:media-type="image/png"/>
  <manifest:file-entry manifest:full-path="Pictures/10000201000009B000000DB440D9D22AF8E5C6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 Black" officeooo:rsid="0026a307" officeooo:paragraph-rsid="001c56f3"/>
    </style:style>
    <style:style style:name="P2" style:family="paragraph" style:parent-style-name="Text_20_body">
      <style:paragraph-properties fo:text-align="center" style:justify-single-word="false" fo:break-before="page"/>
      <style:text-properties style:font-name="Arial Black" officeooo:rsid="0026a307" officeooo:paragraph-rsid="001c56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2.009cm" svg:y="-2cm" svg:width="14.841cm" svg:height="21.001cm" draw:z-index="0"><draw:image xlink:href="Pictures/100002010000136200001B66B4D822C04FB64BA7.png" xlink:type="simple" xlink:show="embed" xlink:actuate="onLoad"/></draw:frame><draw:frame draw:style-name="fr1" draw:name="Image2" text:anchor-type="paragraph" svg:x="12.839cm" svg:y="-2cm" svg:width="14.841cm" svg:height="21.001cm" draw:z-index="1"><draw:image xlink:href="Pictures/100002010000136200001B66B4D822C04FB64BA7.png" xlink:type="simple" xlink:show="embed" xlink:actuate="onLoad"/></draw:frame></text:p>
      <text:p text:style-name="P2"><draw:frame draw:style-name="fr2" draw:name="Image3" text:anchor-type="paragraph" svg:x="-2.882cm" svg:y="-1.85cm" svg:width="14.312cm" svg:height="20.241cm" draw:z-index="2"><draw:image xlink:href="Pictures/10000201000009B000000DB440D9D22AF8E5C69C.png" xlink:type="simple" xlink:show="embed" xlink:actuate="onLoad"/></draw:frame><draw:frame draw:style-name="fr2" draw:name="Image4" text:anchor-type="paragraph" svg:x="12.875cm" svg:y="-1.646cm" svg:width="14.312cm" svg:height="20.241cm" draw:z-index="3"><draw:image xlink:href="Pictures/10000201000009B000000DB440D9D22AF8E5C6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22:14:08.483000000</meta:creation-date>
    <dc:date>2018-06-01T23:47:37.948000000</dc:date>
    <meta:editing-duration>PT1H11M42S</meta:editing-duration>
    <meta:editing-cycles>3</meta:editing-cycles>
    <meta:generator>LibreOffice/5.0.4.2$Windows_X86_64 LibreOffice_project/2b9802c1994aa0b7dc6079e128979269cf95bc78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